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350" officeooo:paragraph-rsid="0011c350"/>
    </style:style>
    <style:style style:name="P2" style:family="paragraph" style:parent-style-name="Standard">
      <style:paragraph-properties fo:break-before="page"/>
      <style:text-properties officeooo:rsid="00132eeb" officeooo:paragraph-rsid="00132eeb"/>
    </style:style>
    <style:style style:name="T1" style:family="text">
      <style:text-properties officeooo:rsid="0013c4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fill this space.</text:p>
      <text:p text:style-name="P1"/>
      <text:p text:style-name="P1">Hello, my name is <text:span text:style-name="T1">{{ }}</text:span>.</text:p>
      <text:p text:style-name="P2">Holla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2:14:21.218241832</meta:creation-date>
    <meta:generator>LibreOffice/6.4.7.2$Linux_X86_64 LibreOffice_project/40$Build-2</meta:generator>
    <dc:date>2023-04-08T22:59:39.336293270</dc:date>
    <meta:editing-duration>PT4M50S</meta:editing-duration>
    <meta:editing-cycles>3</meta:editing-cycles>
    <meta:document-statistic meta:table-count="0" meta:image-count="0" meta:object-count="0" meta:page-count="2" meta:paragraph-count="3" meta:word-count="11" meta:character-count="51" meta:non-whitespace-character-count="43"/>
  </office:meta>
</office:document-meta>
</file>